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ext-properties fo:font-weight="bold"/>
    </style:style>
    <style:style style:name="ce3" style:family="table-cell" style:parent-style-name="Default" style:data-style-name="N1"/>
    <style:style style:name="ce4" style:family="table-cell" style:parent-style-name="Default" style:data-style-name="N109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SpeerOff</text:p>
          </table:table-cell>
          <table:table-cell office:value-type="string">
            <text:p>SchwOff</text:p>
          </table:table-cell>
          <table:table-cell office:value-type="string">
            <text:p>AxtOff</text:p>
          </table:table-cell>
          <table:table-cell/>
          <table:table-cell office:value-type="string">
            <text:p>SpeerDef</text:p>
          </table:table-cell>
          <table:table-cell office:value-type="string">
            <text:p>SperrDefCa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L</text:p>
          </table:table-cell>
          <table:table-cell office:value-type="string">
            <text:p>Min</text:p>
          </table:table-cell>
          <table:table-cell office:value-type="string">
            <text:p>MaxSenk</text:p>
          </table:table-cell>
          <table:table-cell office:value-type="float" office:value="0.5">
            <text:p>0,5</text:p>
          </table:table-cell>
          <table:table-cell office:value-type="float" office:value="1800">
            <text:p>180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([.M7]*100)/(910*1.09^[.J7])" office:value-type="float" office:value="0.554953841714215">
            <text:p>0,55</text:p>
          </table:table-cell>
          <table:table-cell table:formula="of:=[.M7]-1" office:value-type="float" office:value="5">
            <text:p>5</text:p>
          </table:table-cell>
          <table:table-cell table:formula="of:=([.O7]*100)/(910*1.09^[.J7])" office:value-type="float" office:value="0.462461534761846">
            <text:p>0,4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  <draw:frame table:end-cell-address="Tabelle1.H36" table:end-x="2.153cm" table:end-y="0.441cm" draw:z-index="0" draw:style-name="gr1" svg:width="12.909cm" svg:height="12.806cm" svg:x="2.174cm" svg:y="0.281cm">
              <draw:object draw:notify-on-update-of-ranges="Tabelle1.J7:Tabelle1.J35 Tabelle1.M7:Tabelle1.M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([.M8]*100)/(910*1.09^[.J8])" office:value-type="float" office:value="0.509131964875427">
            <text:p>0,51</text:p>
          </table:table-cell>
          <table:table-cell table:formula="of:=[.M8]-1" office:value-type="float" office:value="5">
            <text:p>5</text:p>
          </table:table-cell>
          <table:table-cell table:formula="of:=([.O8]*100)/(910*1.09^[.J8])" office:value-type="float" office:value="0.424276637396189">
            <text:p>0,4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[.M9]*100)/(910*1.09^[.J9])" office:value-type="float" office:value="0.544942470050151">
            <text:p>0,54</text:p>
          </table:table-cell>
          <table:table-cell table:formula="of:=[.M9]-1" office:value-type="float" office:value="6">
            <text:p>6</text:p>
          </table:table-cell>
          <table:table-cell table:formula="of:=([.O9]*100)/(910*1.09^[.J9])" office:value-type="float" office:value="0.467093545757272">
            <text:p>0,4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/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([.M10]*100)/(910*1.09^[.J10])" office:value-type="float" office:value="0.499947220229496">
            <text:p>0,5</text:p>
          </table:table-cell>
          <table:table-cell table:formula="of:=[.M10]-1" office:value-type="float" office:value="6">
            <text:p>6</text:p>
          </table:table-cell>
          <table:table-cell table:formula="of:=([.O10]*100)/(910*1.09^[.J10])" office:value-type="float" office:value="0.42852618876814">
            <text:p>0,4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([.M11]*100)/(910*1.09^[.J11])" office:value-type="float" office:value="0.524191056597113">
            <text:p>0,52</text:p>
          </table:table-cell>
          <table:table-cell table:formula="of:=[.M11]-1" office:value-type="float" office:value="7">
            <text:p>7</text:p>
          </table:table-cell>
          <table:table-cell table:formula="of:=([.O11]*100)/(910*1.09^[.J11])" office:value-type="float" office:value="0.458667174522474">
            <text:p>0,4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M12]*100)/(910*1.09^[.J12])" office:value-type="float" office:value="0.541022879515369">
            <text:p>0,54</text:p>
          </table:table-cell>
          <table:table-cell table:formula="of:=[.M12]-1" office:value-type="float" office:value="8">
            <text:p>8</text:p>
          </table:table-cell>
          <table:table-cell table:formula="of:=([.O12]*100)/(910*1.09^[.J12])" office:value-type="float" office:value="0.480909226235883">
            <text:p>0,4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M13]*100)/(910*1.09^[.J13])" office:value-type="float" office:value="0.49635126561043">
            <text:p>0,5</text:p>
          </table:table-cell>
          <table:table-cell table:formula="of:=[.M13]-1" office:value-type="float" office:value="8">
            <text:p>8</text:p>
          </table:table-cell>
          <table:table-cell table:formula="of:=([.O13]*100)/(910*1.09^[.J13])" office:value-type="float" office:value="0.441201124987049">
            <text:p>0,4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E3]/[.E2]" office:value-type="float" office:value="1.06666666666667">
            <text:p>1,07</text:p>
          </table:table-cell>
          <table:table-cell table:formula="of:=[.F3]/[.F2]" office:value-type="float" office:value="1.05">
            <text:p>1,0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M14]*100)/(910*1.09^[.J14])" office:value-type="float" office:value="0.505964592875056">
            <text:p>0,51</text:p>
          </table:table-cell>
          <table:table-cell table:formula="of:=[.M14]-1" office:value-type="float" office:value="9">
            <text:p>9</text:p>
          </table:table-cell>
          <table:table-cell table:formula="of:=([.O14]*100)/(910*1.09^[.J14])" office:value-type="float" office:value="0.45536813358755">
            <text:p>0,4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E4]/[.E3]" office:value-type="float" office:value="1">
            <text:p>1</text:p>
          </table:table-cell>
          <table:table-cell table:formula="of:=[.F4]/[.F3]" office:value-type="float" office:value="1.04761904761905">
            <text:p>1,0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([.M15]*100)/(910*1.09^[.J15])" office:value-type="float" office:value="0.51060646987391">
            <text:p>0,51</text:p>
          </table:table-cell>
          <table:table-cell table:formula="of:=[.M15]-1" office:value-type="float" office:value="10">
            <text:p>10</text:p>
          </table:table-cell>
          <table:table-cell table:formula="of:=([.O15]*100)/(910*1.09^[.J15])" office:value-type="float" office:value="0.464187699885372">
            <text:p>0,46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3]/[.C2]" office:value-type="float" office:value="1.05">
            <text:p>1,05000</text:p>
          </table:table-cell>
          <table:table-cell table:formula="of:=[.A3]/[.A2]" office:value-type="float" office:value="1">
            <text:p>1</text:p>
          </table:table-cell>
          <table:table-cell table:formula="of:=[.B3]/[.B2]" office:value-type="float" office:value="1.04">
            <text:p>1,04</text:p>
          </table:table-cell>
          <table:table-cell/>
          <table:table-cell table:formula="of:=[.E5]/[.E4]" office:value-type="float" office:value="1.0625">
            <text:p>1,06</text:p>
          </table:table-cell>
          <table:table-cell table:formula="of:=[.F5]/[.F4]" office:value-type="float" office:value="1.04545454545455">
            <text:p>1,0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[.M16]*100)/(910*1.09^[.J16])" office:value-type="float" office:value="0.511032330149034">
            <text:p>0,51</text:p>
          </table:table-cell>
          <table:table-cell table:formula="of:=[.M16]-1" office:value-type="float" office:value="11">
            <text:p>11</text:p>
          </table:table-cell>
          <table:table-cell table:formula="of:=([.O16]*100)/(910*1.09^[.J16])" office:value-type="float" office:value="0.468446302636614">
            <text:p>0,47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4]/[.C3]" office:value-type="float" office:value="1.04761904761905">
            <text:p>1,04762</text:p>
          </table:table-cell>
          <table:table-cell table:formula="of:=[.A4]/[.A3]" office:value-type="float" office:value="1.1">
            <text:p>1,1</text:p>
          </table:table-cell>
          <table:table-cell table:formula="of:=[.B4]/[.B3]" office:value-type="float" office:value="1.03846153846154">
            <text:p>1,04</text:p>
          </table:table-cell>
          <table:table-cell/>
          <table:table-cell table:formula="of:=[.E6]/[.E5]" office:value-type="float" office:value="1.05882352941176">
            <text:p>1,06</text:p>
          </table:table-cell>
          <table:table-cell table:formula="of:=[.F6]/[.F5]" office:value-type="float" office:value="1.04347826086957">
            <text:p>1,0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[.M17]*100)/(910*1.09^[.J17])" office:value-type="float" office:value="0.507906750148122">
            <text:p>0,51</text:p>
          </table:table-cell>
          <table:table-cell table:formula="of:=[.M17]-1" office:value-type="float" office:value="12">
            <text:p>12</text:p>
          </table:table-cell>
          <table:table-cell table:formula="of:=([.O17]*100)/(910*1.09^[.J17])" office:value-type="float" office:value="0.468837000136728">
            <text:p>0,47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5]/[.C4]" office:value-type="float" office:value="1.04545454545455">
            <text:p>1,04545</text:p>
          </table:table-cell>
          <table:table-cell table:formula="of:=[.A5]/[.A4]" office:value-type="float" office:value="1">
            <text:p>1</text:p>
          </table:table-cell>
          <table:table-cell table:formula="of:=[.B5]/[.B4]" office:value-type="float" office:value="1.07407407407407">
            <text:p>1,07</text:p>
          </table:table-cell>
          <table:table-cell/>
          <table:table-cell table:formula="of:=[.E7]/[.E6]" office:value-type="float" office:value="1.05555555555556">
            <text:p>1,06</text:p>
          </table:table-cell>
          <table:table-cell table:formula="of:=[.F7]/[.F6]" office:value-type="float" office:value="1.04166666666667">
            <text:p>1,04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([.M18]*100)/(910*1.09^[.J18])" office:value-type="float" office:value="0.501813302898639">
            <text:p>0,5</text:p>
          </table:table-cell>
          <table:table-cell table:formula="of:=[.M18]-1" office:value-type="float" office:value="13">
            <text:p>13</text:p>
          </table:table-cell>
          <table:table-cell table:formula="of:=([.O18]*100)/(910*1.09^[.J18])" office:value-type="float" office:value="0.465969495548736">
            <text:p>0,47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6]/[.C5]" office:value-type="float" office:value="1.04347826086957">
            <text:p>1,04348</text:p>
          </table:table-cell>
          <table:table-cell table:formula="of:=[.A6]/[.A5]" office:value-type="float" office:value="1.09090909090909">
            <text:p>1,09</text:p>
          </table:table-cell>
          <table:table-cell table:formula="of:=[.B6]/[.B5]" office:value-type="float" office:value="1.03448275862069">
            <text:p>1,03</text:p>
          </table:table-cell>
          <table:table-cell/>
          <table:table-cell table:formula="of:=[.E8]/[.E7]" office:value-type="float" office:value="1.05263157894737">
            <text:p>1,05</text:p>
          </table:table-cell>
          <table:table-cell table:formula="of:=[.F8]/[.F7]" office:value-type="float" office:value="1.04">
            <text:p>1,0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([.M19]*100)/(910*1.09^[.J19])" office:value-type="float" office:value="0.526147630824261">
            <text:p>0,53</text:p>
          </table:table-cell>
          <table:table-cell table:formula="of:=[.M19]-1" office:value-type="float" office:value="15">
            <text:p>15</text:p>
          </table:table-cell>
          <table:table-cell table:formula="of:=([.O19]*100)/(910*1.09^[.J19])" office:value-type="float" office:value="0.493263403897744">
            <text:p>0,49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7]/[.C6]" office:value-type="float" office:value="1.04166666666667">
            <text:p>1,04167</text:p>
          </table:table-cell>
          <table:table-cell table:formula="of:=[.A7]/[.A6]" office:value-type="float" office:value="1.08333333333333">
            <text:p>1,08</text:p>
          </table:table-cell>
          <table:table-cell table:formula="of:=[.B7]/[.B6]" office:value-type="float" office:value="1.03333333333333">
            <text:p>1,03</text:p>
          </table:table-cell>
          <table:table-cell/>
          <table:table-cell table:formula="of:=[.E9]/[.E8]" office:value-type="float" office:value="1.05">
            <text:p>1,05</text:p>
          </table:table-cell>
          <table:table-cell table:formula="of:=[.F9]/[.F8]" office:value-type="float" office:value="1.05769230769231">
            <text:p>1,0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([.M20]*100)/(910*1.09^[.J20])" office:value-type="float" office:value="0.512873263991538">
            <text:p>0,51</text:p>
          </table:table-cell>
          <table:table-cell table:formula="of:=[.M20]-1" office:value-type="float" office:value="16">
            <text:p>16</text:p>
          </table:table-cell>
          <table:table-cell table:formula="of:=([.O20]*100)/(910*1.09^[.J20])" office:value-type="float" office:value="0.482704248462624">
            <text:p>0,48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8]/[.C7]" office:value-type="float" office:value="1.04">
            <text:p>1,04000</text:p>
          </table:table-cell>
          <table:table-cell table:formula="of:=[.A8]/[.A7]" office:value-type="float" office:value="1">
            <text:p>1</text:p>
          </table:table-cell>
          <table:table-cell table:formula="of:=[.B8]/[.B7]" office:value-type="float" office:value="1.06451612903226">
            <text:p>1,06</text:p>
          </table:table-cell>
          <table:table-cell/>
          <table:table-cell table:formula="of:=[.E10]/[.E9]" office:value-type="float" office:value="1.04761904761905">
            <text:p>1,05</text:p>
          </table:table-cell>
          <table:table-cell table:formula="of:=[.F10]/[.F9]" office:value-type="float" office:value="1.03636363636364">
            <text:p>1,0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([.M21]*100)/(910*1.09^[.J21])" office:value-type="float" office:value="0.498203926165553">
            <text:p>0,5</text:p>
          </table:table-cell>
          <table:table-cell table:formula="of:=[.M21]-1" office:value-type="float" office:value="17">
            <text:p>17</text:p>
          </table:table-cell>
          <table:table-cell table:formula="of:=([.O21]*100)/(910*1.09^[.J21])" office:value-type="float" office:value="0.470525930267467">
            <text:p>0,47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9]/[.C8]" office:value-type="float" office:value="1.05769230769231">
            <text:p>1,05769</text:p>
          </table:table-cell>
          <table:table-cell table:formula="of:=[.A9]/[.A8]" office:value-type="float" office:value="1.07692307692308">
            <text:p>1,08</text:p>
          </table:table-cell>
          <table:table-cell table:formula="of:=[.B9]/[.B8]" office:value-type="float" office:value="1.03030303030303">
            <text:p>1,03</text:p>
          </table:table-cell>
          <table:table-cell/>
          <table:table-cell table:formula="of:=[.E11]/[.E10]" office:value-type="float" office:value="1">
            <text:p>1</text:p>
          </table:table-cell>
          <table:table-cell table:formula="of:=[.F11]/[.F10]" office:value-type="float" office:value="1.05263157894737">
            <text:p>1,0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([.M22]*100)/(900*1.09^[.J22])" office:value-type="float" office:value="0.487821150945883">
            <text:p>0,49</text:p>
          </table:table-cell>
          <table:table-cell table:formula="of:=[.M22]-1" office:value-type="float" office:value="18">
            <text:p>18</text:p>
          </table:table-cell>
          <table:table-cell table:formula="of:=([.O22]*100)/(910*1.09^[.J22])" office:value-type="float" office:value="0.457067822170232">
            <text:p>0,46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10]/[.C9]" office:value-type="float" office:value="1.03636363636364">
            <text:p>1,03636</text:p>
          </table:table-cell>
          <table:table-cell table:formula="of:=[.A10]/[.A9]" office:value-type="float" office:value="1">
            <text:p>1</text:p>
          </table:table-cell>
          <table:table-cell table:formula="of:=[.B10]/[.B9]" office:value-type="float" office:value="1.05882352941176">
            <text:p>1,06</text:p>
          </table:table-cell>
          <table:table-cell/>
          <table:table-cell table:style-name="ce2" table:formula="of:=SUM([.F14:.F22])/9" office:value-type="float" office:value="1.04375515313338">
            <text:p>1,04376</text:p>
          </table:table-cell>
          <table:table-cell table:style-name="ce2" table:formula="of:=SUM([.G14:.G22])/9" office:value-type="float" office:value="1.04610067151257">
            <text:p>1,0461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([.M23]*100)/(910*1.09^[.J23])" office:value-type="float" office:value="0.512512338824929">
            <text:p>0,51</text:p>
          </table:table-cell>
          <table:table-cell table:formula="of:=[.M23]-1" office:value-type="float" office:value="21">
            <text:p>21</text:p>
          </table:table-cell>
          <table:table-cell table:formula="of:=([.O23]*100)/(910*1.09^[.J23])" office:value-type="float" office:value="0.489216323423796">
            <text:p>0,49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C11]/[.C10]" office:value-type="float" office:value="1.05263157894737">
            <text:p>1,05263</text:p>
          </table:table-cell>
          <table:table-cell table:formula="of:=[.A11]/[.A10]" office:value-type="float" office:value="1.07142857142857">
            <text:p>1,07</text:p>
          </table:table-cell>
          <table:table-cell table:formula="of:=[.B11]/[.B10]" office:value-type="float" office:value="1.02777777777778">
            <text:p>1,03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([.M24]*100)/(910*1.09^[.J24])" office:value-type="float" office:value="0.512939788648803">
            <text:p>0,51</text:p>
          </table:table-cell>
          <table:table-cell table:formula="of:=[.M24]-1" office:value-type="float" office:value="23">
            <text:p>23</text:p>
          </table:table-cell>
          <table:table-cell table:formula="of:=([.O24]*100)/(910*1.09^[.J24])" office:value-type="float" office:value="0.491567297455102">
            <text:p>0,49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SUM([.B16:.B24])/9" office:value-type="float" office:value="1.04610067151257">
            <text:p>1,04610</text:p>
          </table:table-cell>
          <table:table-cell table:style-name="ce2" table:formula="of:=SUM([.C16:.C24])/9" office:value-type="float" office:value="1.0469548969549">
            <text:p>1,04695</text:p>
          </table:table-cell>
          <table:table-cell table:style-name="ce2" table:formula="of:=SUM([.D16:.D24])/9" office:value-type="float" office:value="1.04464135233494">
            <text:p>1,04464</text:p>
          </table:table-cell>
          <table:table-cell/>
          <table:table-cell table:style-name="ce4" table:formula="of:=([.B25]+[.F23]+[.G23]+[.C25]+[.D25])/5" office:value-type="float" office:value="1.04551054908967">
            <text:p>1,045510549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([.M25]*100)/(910*1.09^[.J25])" office:value-type="float" office:value="0.509802542235049">
            <text:p>0,51</text:p>
          </table:table-cell>
          <table:table-cell table:formula="of:=[.M25]-1" office:value-type="float" office:value="25">
            <text:p>25</text:p>
          </table:table-cell>
          <table:table-cell table:formula="of:=([.O25]*100)/(910*1.09^[.J25])" office:value-type="float" office:value="0.490194752149085">
            <text:p>0,4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([.M26]*100)/(910*1.09^[.J26])" office:value-type="float" office:value="0.503686350832087">
            <text:p>0,5</text:p>
          </table:table-cell>
          <table:table-cell table:formula="of:=[.M26]-1" office:value-type="float" office:value="27">
            <text:p>27</text:p>
          </table:table-cell>
          <table:table-cell table:formula="of:=([.O26]*100)/(910*1.09^[.J26])" office:value-type="float" office:value="0.485697552588084">
            <text:p>0,4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float" office:value="1.04605">
            <text:p>1,0460500000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([.M27]*100)/(910*1.09^[.J27])" office:value-type="float" office:value="0.495104538825774">
            <text:p>0,5</text:p>
          </table:table-cell>
          <table:table-cell table:formula="of:=[.M27]-1" office:value-type="float" office:value="29">
            <text:p>29</text:p>
          </table:table-cell>
          <table:table-cell table:formula="of:=([.O27]*100)/(910*1.09^[.J27])" office:value-type="float" office:value="0.478601054198248">
            <text:p>0,48</text:p>
          </table:table-cell>
          <table:table-cell table:number-columns-repeated="2"/>
        </table:table-row>
        <table:table-row table:style-name="ro1">
          <table:table-cell table:number-columns-repeated="5"/>
          <table:table-cell/>
          <table:table-cell table:number-columns-repeated="3"/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formula="of:=([.M28]*100)/(910*1.09^[.J28])" office:value-type="float" office:value="0.49964678230124">
            <text:p>0,5</text:p>
          </table:table-cell>
          <table:table-cell table:formula="of:=[.M28]-1" office:value-type="float" office:value="32">
            <text:p>32</text:p>
          </table:table-cell>
          <table:table-cell table:formula="of:=([.O28]*100)/(910*1.09^[.J28])" office:value-type="float" office:value="0.484505970716354">
            <text:p>0,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float" office:value="50">
            <text:p>50,00000</text:p>
          </table:table-cell>
          <table:table-cell table:style-name="ce3" table:formula="of:=ROUND([.C29];0)" office:value-type="float" office:value="50">
            <text:p>50</text:p>
          </table:table-cell>
          <table:table-cell table:formula="of:=[.D29]-[.G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([.M29]*100)/(910*1.09^[.J29])" office:value-type="float" office:value="0.500063501886145">
            <text:p>0,5</text:p>
          </table:table-cell>
          <table:table-cell table:formula="of:=[.M29]-1" office:value-type="float" office:value="35">
            <text:p>35</text:p>
          </table:table-cell>
          <table:table-cell table:formula="of:=([.O29]*100)/(910*1.09^[.J29])" office:value-type="float" office:value="0.486172849055974">
            <text:p>0,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table:formula="of:=[.$C$29]*[.$F$27]^([.B30]-1)" office:value-type="float" office:value="52.3025">
            <text:p>52,30250</text:p>
          </table:table-cell>
          <table:table-cell table:style-name="ce3" table:formula="of:=ROUND([.C30];0)" office:value-type="float" office:value="52">
            <text:p>52</text:p>
          </table:table-cell>
          <table:table-cell table:formula="of:=[.D30]-[.G3]" office:value-type="float" office:value="0">
            <text:p>0</text:p>
          </table:table-cell>
          <table:table-cell/>
          <table:table-cell table:formula="of:=[.$C$29]*[.$F$25]^[.B30]-1" office:value-type="float" office:value="53.6546154128893">
            <text:p>53,6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formula="of:=([.M30]*100)/(910*1.09^[.J30])" office:value-type="float" office:value="0.497005009519869">
            <text:p>0,5</text:p>
          </table:table-cell>
          <table:table-cell table:formula="of:=[.M30]-1" office:value-type="float" office:value="38">
            <text:p>38</text:p>
          </table:table-cell>
          <table:table-cell table:formula="of:=([.O30]*100)/(910*1.09^[.J30])" office:value-type="float" office:value="0.484261291327051">
            <text:p>0,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table:formula="of:=[.$C$29]*[.$F$27]^([.B31]-1)" office:value-type="float" office:value="54.711030125">
            <text:p>54,71103</text:p>
          </table:table-cell>
          <table:table-cell table:style-name="ce3" table:formula="of:=ROUND([.C31];0)" office:value-type="float" office:value="55">
            <text:p>55</text:p>
          </table:table-cell>
          <table:table-cell table:formula="of:=[.D31]-[.G4]" office:value-type="float" office:value="0">
            <text:p>0</text:p>
          </table:table-cell>
          <table:table-cell/>
          <table:table-cell table:formula="of:=[.$C$29]*[.$F$25]^[.B31]-1" office:value-type="float" office:value="56.1419769706147">
            <text:p>56,14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([.M31]*100)/(910*1.09^[.J31])" office:value-type="float" office:value="0.502733836964346">
            <text:p>0,5</text:p>
          </table:table-cell>
          <table:table-cell table:formula="of:=[.M31]-1" office:value-type="float" office:value="42">
            <text:p>42</text:p>
          </table:table-cell>
          <table:table-cell table:formula="of:=([.O31]*100)/(910*1.09^[.J31])" office:value-type="float" office:value="0.49104235238378">
            <text:p>0,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table:formula="of:=[.$C$29]*[.$F$27]^([.B32]-1)" office:value-type="float" office:value="57.2304730622562">
            <text:p>57,23047</text:p>
          </table:table-cell>
          <table:table-cell table:style-name="ce3" table:formula="of:=ROUND([.C32];0)" office:value-type="float" office:value="57">
            <text:p>57</text:p>
          </table:table-cell>
          <table:table-cell table:formula="of:=[.D32]-[.G5]" office:value-type="float" office:value="0">
            <text:p>0</text:p>
          </table:table-cell>
          <table:table-cell/>
          <table:table-cell table:formula="of:=[.$C$29]*[.$F$25]^[.B32]-1" office:value-type="float" office:value="58.7425397186167">
            <text:p>58,74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([.M32]*100)/(910*1.09^[.J32])" office:value-type="float" office:value="0.5041282342079">
            <text:p>0,5</text:p>
          </table:table-cell>
          <table:table-cell table:formula="of:=[.M32]-1" office:value-type="float" office:value="46">
            <text:p>46</text:p>
          </table:table-cell>
          <table:table-cell table:formula="of:=([.O32]*100)/(910*1.09^[.J32])" office:value-type="float" office:value="0.493402101565178">
            <text:p>0,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table:formula="of:=[.$C$29]*[.$F$27]^([.B33]-1)" office:value-type="float" office:value="59.8659363467731">
            <text:p>59,86594</text:p>
          </table:table-cell>
          <table:table-cell table:style-name="ce3" table:formula="of:=ROUND([.C33];0)" office:value-type="float" office:value="60">
            <text:p>60</text:p>
          </table:table-cell>
          <table:table-cell table:formula="of:=[.D33]-[.G6]" office:value-type="float" office:value="0">
            <text:p>0</text:p>
          </table:table-cell>
          <table:table-cell/>
          <table:table-cell table:formula="of:=[.$C$29]*[.$F$25]^[.B33]-1" office:value-type="float" office:value="61.4614555052225">
            <text:p>61,46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formula="of:=([.M33]*100)/(910*1.09^[.J33])" office:value-type="float" office:value="0.501864921815399">
            <text:p>0,5</text:p>
          </table:table-cell>
          <table:table-cell table:formula="of:=[.M33]-1" office:value-type="float" office:value="50">
            <text:p>50</text:p>
          </table:table-cell>
          <table:table-cell table:formula="of:=([.O33]*100)/(910*1.09^[.J33])" office:value-type="float" office:value="0.492024433152352">
            <text:p>0,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table:formula="of:=[.$C$29]*[.$F$27]^([.B34]-1)" office:value-type="float" office:value="62.622762715542">
            <text:p>62,62276</text:p>
          </table:table-cell>
          <table:table-cell table:style-name="ce3" table:formula="of:=ROUND([.C34];0)" office:value-type="float" office:value="63">
            <text:p>63</text:p>
          </table:table-cell>
          <table:table-cell table:formula="of:=[.D34]-[.G7]" office:value-type="float" office:value="0">
            <text:p>0</text:p>
          </table:table-cell>
          <table:table-cell/>
          <table:table-cell table:formula="of:=[.$C$29]*[.$F$25]^[.B34]-1" office:value-type="float" office:value="64.3041106422052">
            <text:p>64,3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formula="of:=([.M34]*100)/(910*1.09^[.J34])" office:value-type="float" office:value="0.496538418777603">
            <text:p>0,5</text:p>
          </table:table-cell>
          <table:table-cell table:formula="of:=[.M34]-1" office:value-type="float" office:value="54">
            <text:p>54</text:p>
          </table:table-cell>
          <table:table-cell table:formula="of:=([.O34]*100)/(910*1.09^[.J34])" office:value-type="float" office:value="0.487510447527101">
            <text:p>0,49</text:p>
          </table:table-cell>
          <table:table-cell/>
          <table:table-cell table:formula="of:=(2*201*100)/(1320*1.090012^[.J34])" office:value-type="float" office:value="2.50118045826963">
            <text:p>2,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table:formula="of:=[.$C$29]*[.$F$27]^([.B35]-1)" office:value-type="float" office:value="65.5065409385927">
            <text:p>65,50654</text:p>
          </table:table-cell>
          <table:table-cell table:style-name="ce3" table:formula="of:=ROUND([.C35];0)" office:value-type="float" office:value="66">
            <text:p>66</text:p>
          </table:table-cell>
          <table:table-cell table:formula="of:=[.D35]-[.G8]" office:value-type="float" office:value="0">
            <text:p>0</text:p>
          </table:table-cell>
          <table:table-cell/>
          <table:table-cell table:formula="of:=[.$C$29]*[.$F$25]^[.B35]-1" office:value-type="float" office:value="67.2761365753446">
            <text:p>67,28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formula="of:=([.M35]*100)/(910*1.09^[.J35])" office:value-type="float" office:value="0.496952545899185">
            <text:p>0,5</text:p>
          </table:table-cell>
          <table:table-cell table:formula="of:=[.M35]-1" office:value-type="float" office:value="59">
            <text:p>59</text:p>
          </table:table-cell>
          <table:table-cell table:formula="of:=([.O35]*100)/(910*1.09^[.J35])" office:value-type="float" office:value="0.488670003467532">
            <text:p>0,49</text:p>
          </table:table-cell>
          <table:table-cell/>
          <table:table-cell table:formula="of:=(2*219*100)/(1320*1.090012^[.J35])" office:value-type="float" office:value="2.50012547381626">
            <text:p>2,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table:formula="of:=[.$C$29]*[.$F$27]^([.B36]-1)" office:value-type="float" office:value="68.5231171488149">
            <text:p>68,52312</text:p>
          </table:table-cell>
          <table:table-cell table:style-name="ce3" table:formula="of:=ROUND([.C36];0)" office:value-type="float" office:value="69">
            <text:p>69</text:p>
          </table:table-cell>
          <table:table-cell table:formula="of:=[.D36]-[.G9]" office:value-type="float" office:value="0">
            <text:p>0</text:p>
          </table:table-cell>
          <table:table-cell/>
          <table:table-cell table:formula="of:=[.$C$29]*[.$F$25]^[.B36]-1" office:value-type="float" office:value="70.3834210406099">
            <text:p>70,38</text:p>
          </table:table-cell>
          <table:table-cell table:number-columns-repeated="10"/>
          <table:table-cell table:formula="of:=(2*140*100)/(1320*1.090012^[.J35])" office:value-type="float" office:value="1.59825372755378">
            <text:p>1,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table:formula="of:=[.$C$29]*[.$F$27]^([.B37]-1)" office:value-type="float" office:value="71.6786066935179">
            <text:p>71,67861</text:p>
          </table:table-cell>
          <table:table-cell table:style-name="ce3" table:formula="of:=ROUND([.C37];0)" office:value-type="float" office:value="72">
            <text:p>72</text:p>
          </table:table-cell>
          <table:table-cell table:formula="of:=[.D37]-[.G10]" office:value-type="float" office:value="0">
            <text:p>0</text:p>
          </table:table-cell>
          <table:table-cell/>
          <table:table-cell table:formula="of:=[.$C$29]*[.$F$25]^[.B37]-1" office:value-type="float" office:value="73.6321197280673">
            <text:p>73,63</text:p>
          </table:table-cell>
          <table:table-cell table:number-columns-repeated="4"/>
          <table:table-cell table:formula="of:=[.M35]*100/(600*1.09^[.J35])" office:value-type="float" office:value="0.753711361280431">
            <text:p>0,75</text:p>
          </table:table-cell>
          <table:table-cell/>
          <table:table-cell office:value-type="float" office:value="1.090012">
            <text:p>1,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table:formula="of:=[.$C$29]*[.$F$27]^([.B38]-1)" office:value-type="float" office:value="74.9794065317544">
            <text:p>74,97941</text:p>
          </table:table-cell>
          <table:table-cell table:style-name="ce3" table:formula="of:=ROUND([.C38];0)" office:value-type="float" office:value="75">
            <text:p>75</text:p>
          </table:table-cell>
          <table:table-cell table:formula="of:=[.D38]-[.G11]" office:value-type="float" office:value="0">
            <text:p>0</text:p>
          </table:table-cell>
          <table:table-cell/>
          <table:table-cell table:formula="of:=[.$C$29]*[.$F$25]^[.B38]-1" office:value-type="float" office:value="77.0286684766177">
            <text:p>77,03</text:p>
          </table:table-cell>
          <table:table-cell table:number-columns-repeated="2"/>
          <table:table-cell table:formula="of:=1.285^30" office:value-type="float" office:value="1849.6681995928">
            <text:p>1849,67</text:p>
          </table:table-cell>
          <table:table-cell/>
          <table:table-cell table:formula="of:=60 * 1/ 1.5^(30-29)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formula="of:=55/60" office:value-type="float" office:value="0.916666666666667">
            <text:p>0,9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1800*[.N37]^30" office:value-type="float" office:value="23889.7100776719">
            <text:p>23889,71</text:p>
          </table:table-cell>
          <table:table-cell table:formula="of:=1800+1410+1320" office:value-type="float" office:value="4530">
            <text:p>45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C29]*[.F27]^([.B30]-1)" office:value-type="float" office:value="52.3025">
            <text:p>52,3</text:p>
          </table:table-cell>
          <table:table-cell table:number-columns-repeated="10"/>
          <table:table-cell table:formula="of:=[.O40]/3" office:value-type="float" office:value="1510">
            <text:p>15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C30]*[.F28]^([.B31]-1)" office:value-type="float" office:value="0">
            <text:p>0</text:p>
          </table:table-cell>
          <table:table-cell table:number-columns-repeated="5"/>
          <table:table-cell table:style-name="ce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C31]*[.F29]^([.B32]-1)" office:value-type="float" office:value="0">
            <text:p>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f:=2*6000" office:value-type="float" office:value="12000">
            <text:p>12000</text:p>
          </table:table-cell>
          <table:table-cell table:formula="of:=2*12000" office:value-type="float" office:value="24000">
            <text:p>24000</text:p>
          </table:table-cell>
          <table:table-cell table:formula="of:=2*14000" office:value-type="float" office:value="28000">
            <text:p>28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2]*[.F30]^([.B33]-1)" office:value-type="float" office:value="0">
            <text:p>0</text:p>
          </table:table-cell>
          <table:table-cell table:number-columns-repeated="9"/>
          <table:table-cell table:formula="of:=2*([.N43]/[.N40])" office:value-type="float" office:value="1.00461662874809">
            <text:p>1</text:p>
          </table:table-cell>
          <table:table-cell table:formula="of:=2*([.O43]/[.N40])" office:value-type="float" office:value="2.00923325749618">
            <text:p>2,01</text:p>
          </table:table-cell>
          <table:table-cell table:formula="of:=2*([.P43]/[.N40])" office:value-type="float" office:value="2.34410546707887">
            <text:p>2,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33]*[.F31]^([.B34]-1)" office:value-type="float" office:value="0">
            <text:p>0</text:p>
          </table:table-cell>
          <table:table-cell table:number-columns-repeated="9"/>
          <table:table-cell table:formula="of:=[.N43]/0.5" office:value-type="float" office:value="24000">
            <text:p>24000</text:p>
          </table:table-cell>
          <table:table-cell table:formula="of:=[.O43]/1.5" office:value-type="float" office:value="16000">
            <text:p>16000</text:p>
          </table:table-cell>
          <table:table-cell table:formula="of:=[.P43]/2.5" office:value-type="float" office:value="11200">
            <text:p>11200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N43]/[.N45]" office:value-type="float" office:value="0.5">
            <text:p>0,5</text:p>
          </table:table-cell>
          <table:table-cell table:formula="of:=[.O43]/[.O45]" office:value-type="float" office:value="1.5">
            <text:p>1,5</text:p>
          </table:table-cell>
          <table:table-cell table:formula="of:=[.P43]/[.P45]" office:value-type="float" office:value="2.5">
            <text:p>2,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[.B48]/[.B47]" office:value-type="float" office:value="1.3">
            <text:p>1,3</text:p>
          </table:table-cell>
          <table:table-cell table:formula="of:=[.C48]/[.C47]" office:value-type="float" office:value="1.26666666666667">
            <text:p>1,27</text:p>
          </table:table-cell>
          <table:table-cell table:formula="of:=[.D48]/[.D47]" office:value-type="float" office:value="1.24444444444444">
            <text:p>1,24</text:p>
          </table:table-cell>
          <table:table-cell table:formula="of:=[.E48]/[.E47]" office:value-type="float" office:value="1.24">
            <text:p>1,24</text:p>
          </table:table-cell>
          <table:table-cell table:formula="of:=[.F48]/[.F47]" office:value-type="float" office:value="1.26">
            <text:p>1,26</text:p>
          </table:table-cell>
          <table:table-cell table:formula="of:=[.G48]/[.G47]" office:value-type="float" office:value="1.24">
            <text:p>1,24</text:p>
          </table:table-cell>
          <table:table-cell/>
          <table:table-cell table:formula="of:=[.I48]/[.I47]" office:value-type="float" office:value="1.5">
            <text:p>1,5</text:p>
          </table:table-cell>
          <table:table-cell table:formula="of:=[.J48]/[.J47]" office:value-type="float" office:value="1.25">
            <text:p>1,25</text:p>
          </table:table-cell>
          <table:table-cell table:formula="of:=[.K48]/[.K47]" office:value-type="float" office:value="1.26">
            <text:p>1,26</text:p>
          </table:table-cell>
          <table:table-cell table:number-columns-repeated="7"/>
        </table:table-row>
        <table:table-row table:style-name="ro1">
          <table:table-cell/>
          <table:table-cell table:formula="of:=[.B49]/[.B48]" office:value-type="float" office:value="1.07692307692308">
            <text:p>1,08</text:p>
          </table:table-cell>
          <table:table-cell table:formula="of:=[.C49]/[.C48]" office:value-type="float" office:value="1.10526315789474">
            <text:p>1,11</text:p>
          </table:table-cell>
          <table:table-cell table:formula="of:=[.D49]/[.D48]" office:value-type="float" office:value="1.125">
            <text:p>1,13</text:p>
          </table:table-cell>
          <table:table-cell table:formula="of:=[.E49]/[.E48]" office:value-type="float" office:value="1.12903225806452">
            <text:p>1,13</text:p>
          </table:table-cell>
          <table:table-cell table:formula="of:=[.F49]/[.F48]" office:value-type="float" office:value="1.11111111111111">
            <text:p>1,11</text:p>
          </table:table-cell>
          <table:table-cell table:formula="of:=[.G49]/[.G48]" office:value-type="float" office:value="1.12903225806452">
            <text:p>1,13</text:p>
          </table:table-cell>
          <table:table-cell/>
          <table:table-cell table:formula="of:=[.I49]/[.I48]" office:value-type="float" office:value="1">
            <text:p>1</text:p>
          </table:table-cell>
          <table:table-cell table:formula="of:=[.J49]/[.J48]" office:value-type="float" office:value="1.12">
            <text:p>1,12</text:p>
          </table:table-cell>
          <table:table-cell table:formula="of:=[.K49]/[.K48]" office:value-type="float" office:value="1.11111111111111">
            <text:p>1,11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table:formula="of:=SUM([.B51:.B52])/2" office:value-type="float" office:value="1.18846153846154">
            <text:p>1,18846</text:p>
          </table:table-cell>
          <table:table-cell table:style-name="ce1" table:formula="of:=SUM([.C51:.C52])/2" office:value-type="float" office:value="1.1859649122807">
            <text:p>1,18596</text:p>
          </table:table-cell>
          <table:table-cell table:style-name="ce1" table:formula="of:=SUM([.D51:.D52])/2" office:value-type="float" office:value="1.18472222222222">
            <text:p>1,18472</text:p>
          </table:table-cell>
          <table:table-cell table:style-name="ce1" table:formula="of:=SUM([.E51:.E52])/2" office:value-type="float" office:value="1.18451612903226">
            <text:p>1,18452</text:p>
          </table:table-cell>
          <table:table-cell table:style-name="ce1" table:formula="of:=SUM([.F51:.F52])/2" office:value-type="float" office:value="1.18555555555556">
            <text:p>1,18556</text:p>
          </table:table-cell>
          <table:table-cell table:style-name="ce1" table:formula="of:=SUM([.G51:.G52])/2" office:value-type="float" office:value="1.18451612903226">
            <text:p>1,18452</text:p>
          </table:table-cell>
          <table:table-cell/>
          <table:table-cell table:style-name="ce1" table:formula="of:=SUM([.I51:.I52])/2" office:value-type="float" office:value="1.25">
            <text:p>1,25000</text:p>
          </table:table-cell>
          <table:table-cell table:style-name="ce1" table:formula="of:=SUM([.J51:.J52])/2" office:value-type="float" office:value="1.185">
            <text:p>1,18500</text:p>
          </table:table-cell>
          <table:table-cell table:style-name="ce1" table:formula="of:=SUM([.K51:.K52])/2" office:value-type="float" office:value="1.18555555555556">
            <text:p>1,18556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table:formula="of:=([.B54]+[.C54]+[.D54]+[.E54]+[.F54]+[.G54]+[.I54]+[.J54]+[.K54])/9" office:value-type="float" office:value="1.19269911579334">
            <text:p>1,1927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.2041">
            <text:p>1,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0">
            <text:p>10,00000</text:p>
          </table:table-cell>
          <table:table-cell table:style-name="ce1" office:value-type="float" office:value="15">
            <text:p>15,00000</text:p>
          </table:table-cell>
          <table:table-cell table:style-name="ce1" office:value-type="float" office:value="45">
            <text:p>45,00000</text:p>
          </table:table-cell>
          <table:table-cell table:style-name="ce1" office:value-type="float" office:value="25">
            <text:p>25,00000</text:p>
          </table:table-cell>
          <table:table-cell table:style-name="ce1" office:value-type="float" office:value="50">
            <text:p>50,00000</text:p>
          </table:table-cell>
          <table:table-cell table:style-name="ce1" office:value-type="float" office:value="25">
            <text:p>25,00000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[.B59]*1.25" office:value-type="float" office:value="12.5">
            <text:p>12,50000</text:p>
          </table:table-cell>
          <table:table-cell table:style-name="ce1" table:formula="of:=[.C59]*1.25" office:value-type="float" office:value="18.75">
            <text:p>18,75000</text:p>
          </table:table-cell>
          <table:table-cell table:style-name="ce1" table:formula="of:=[.D59]*1.25" office:value-type="float" office:value="56.25">
            <text:p>56,25000</text:p>
          </table:table-cell>
          <table:table-cell table:style-name="ce1" table:formula="of:=[.E59]*1.25" office:value-type="float" office:value="31.25">
            <text:p>31,25000</text:p>
          </table:table-cell>
          <table:table-cell table:style-name="ce1" table:formula="of:=[.F59]*1.25" office:value-type="float" office:value="62.5">
            <text:p>62,50000</text:p>
          </table:table-cell>
          <table:table-cell table:style-name="ce1" table:formula="of:=[.G59]*1.25" office:value-type="float" office:value="31.25">
            <text:p>31,25000</text:p>
          </table:table-cell>
          <table:table-cell table:style-name="ce1" table:formula="of:=[.H59]*1.25" office:value-type="float" office:value="0">
            <text:p>0,00000</text:p>
          </table:table-cell>
          <table:table-cell table:style-name="ce1" table:formula="of:=[.I59]*1.25" office:value-type="float" office:value="2.5">
            <text:p>2,50000</text:p>
          </table:table-cell>
          <table:table-cell table:style-name="ce1" table:formula="of:=[.J59]*1.25" office:value-type="float" office:value="25">
            <text:p>25,00000</text:p>
          </table:table-cell>
          <table:table-cell table:style-name="ce1" table:formula="of:=[.K59]*1.25" office:value-type="float" office:value="62.5">
            <text:p>62,5000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[.B59]*1.4" office:value-type="float" office:value="14">
            <text:p>14,00000</text:p>
          </table:table-cell>
          <table:table-cell table:style-name="ce1" table:formula="of:=[.C59]*1.4" office:value-type="float" office:value="21">
            <text:p>21,00000</text:p>
          </table:table-cell>
          <table:table-cell table:style-name="ce1" table:formula="of:=[.D59]*1.4" office:value-type="float" office:value="63">
            <text:p>63,00000</text:p>
          </table:table-cell>
          <table:table-cell table:style-name="ce1" table:formula="of:=[.E59]*1.4" office:value-type="float" office:value="35">
            <text:p>35,00000</text:p>
          </table:table-cell>
          <table:table-cell table:style-name="ce1" table:formula="of:=[.F59]*1.4" office:value-type="float" office:value="70">
            <text:p>70,00000</text:p>
          </table:table-cell>
          <table:table-cell table:style-name="ce1" table:formula="of:=[.G59]*1.4" office:value-type="float" office:value="35">
            <text:p>35,00000</text:p>
          </table:table-cell>
          <table:table-cell table:style-name="ce1" table:formula="of:=[.H59]*1.4" office:value-type="float" office:value="0">
            <text:p>0,00000</text:p>
          </table:table-cell>
          <table:table-cell table:style-name="ce1" table:formula="of:=[.I59]*1.4" office:value-type="float" office:value="2.8">
            <text:p>2,80000</text:p>
          </table:table-cell>
          <table:table-cell table:style-name="ce1" table:formula="of:=[.J59]*1.4" office:value-type="float" office:value="28">
            <text:p>28,00000</text:p>
          </table:table-cell>
          <table:table-cell table:style-name="ce1" table:formula="of:=[.K59]*1.4" office:value-type="float" office:value="70">
            <text:p>70,00000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5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1">31.07.2009</text:date>, <text:time>16:33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7-26T10:48:42</meta:creation-date>
    <dc:date>2009-07-31T16:33:04.72</dc:date>
    <dc:language>de-DE</dc:language>
    <meta:editing-cycles>4</meta:editing-cycles>
    <meta:editing-duration>PT106H39M48S</meta:editing-duration>
    <meta:document-statistic meta:table-count="3" meta:cell-count="50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3.7999992370605pt" style:font-family-asian="'Arial Unicode MS'" style:font-family-generic-asian="system" style:font-pitch-asian="variable" style:font-size-asian="23.7999992370605pt" style:font-family-complex="Tahoma" style:font-family-generic-complex="system" style:font-pitch-complex="variable" style:font-size-complex="23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4" style:family="chart">
      <style:chart-properties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7" style:family="chart">
      <style:chart-properties chart:symbol-type="none"/>
      <style:graphic-properties svg:stroke-color="#9999ff" draw:fill-color="#9999ff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91cm" svg:height="12.807cm" chart:class="chart:line" chart:style-name="ch1">
        <chart:title svg:x="4.693cm" svg:y="0.257cm" chart:style-name="ch2">
          <text:p>Haupttitel</text:p>
        </chart:title>
        <chart:legend chart:legend-position="end" svg:x="10.392cm" svg:y="6.049cm" chart:style-name="ch3"/>
        <chart:plot-area chart:style-name="ch4" table:cell-range-address="Tabelle1.J7:Tabelle1.J35 Tabelle1.M7:Tabelle1.M35" chart:data-source-has-labels="column" svg:x="0.258cm" svg:y="1.72cm" svg:width="9.619cm" svg:height="10.83cm">
          <chart:axis chart:dimension="x" chart:name="primary-x" chart:style-name="ch5">
            <chart:categories table:cell-range-address="Tabelle1.J7:Tabelle1.J35"/>
          </chart:axis>
          <chart:axis chart:dimension="y" chart:name="primary-y" chart:style-name="ch6">
            <chart:grid chart:class="major"/>
          </chart:axis>
          <chart:series chart:style-name="ch7" chart:values-cell-range-address="Tabelle1.M7:Tabelle1.M35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 text:id="Tabelle1.J7:Tabelle1.J35">2</text:p>
              </table:table-cell>
              <table:table-cell office:value-type="float" office:value="6">
                <text:p text:id="Tabelle1.M7:Tabelle1.M35"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